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83" office:value-type="string" calcext:value-type="string">
            <text:p>---------SSSSSSSSL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LLLLSLSSLSSSSSSSSLSSLLLL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LLLLSLSSLSSSSSSSSLSSLLLL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SSSSSSLSSSSSLLLL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LLSSLSSSSSSSSSSSLLLL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LLLLLLLLLLLLSSLLLL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LLLLLL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6:55:47.34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7:00:09.153000000</dc:date>
    <meta:editing-duration>P3DT20H25M51S</meta:editing-duration>
    <meta:editing-cycles>300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47" meta:object-count="0"/>
  </office:meta>
</office:document-meta>
</file>